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final de la sección con forma 24 y el inicio de la sección con forma 21 no se oyen claramente(c52).</text:p>
      <text:p text:style-name="Standard">El final de la sección con forma 21 no sé ha marcado, pues no se encuentra. Tampoco se encuentra la seguiente sección (con forma 30 (improvisación)), ni el inicio de la sección con forma 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8T12:20:19.50</meta:creation-date>
    <dc:date>2018-06-18T12:59:42.61</dc:date>
    <meta:editing-duration>PT39M22S</meta:editing-duration>
    <meta:editing-cycles>2</meta:editing-cycles>
    <meta:generator>OpenOffice/4.1.5$Win32 OpenOffice.org_project/415m1$Build-9789</meta:generator>
    <meta:document-statistic meta:table-count="0" meta:image-count="0" meta:object-count="0" meta:page-count="1" meta:paragraph-count="2" meta:word-count="56" meta:character-count="292"/>
  </office:meta>
</office:document-meta>
</file>